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Parser.parseFilterRedirectorMapping( WarArchive theW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arParser.parse( File theDeployable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arParser.parseJspRedirectorMapping( WarArchive theW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arParser.parseServletRedirectorMapping( WarArchive theW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arParser.parseWebContext( File theDeployable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